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g_yml" table:style-name="ta1">
        <table:shapes>
          <draw:frame draw:z-index="0" draw:style-name="gr1" draw:text-style-name="P1" svg:width="0.2cm" svg:height="0.474cm" svg:x="0cm" svg:y="3.1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img_yml</text:p>
          </table:table-cell>
          <table:table-cell table:number-columns-repeated="26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0.448" calcext:value-type="float">
            <text:p>140,44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64.866" calcext:value-type="float">
            <text:p>164,86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87.867" calcext:value-type="float">
            <text:p>187,867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08.568" calcext:value-type="float">
            <text:p>208,568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26.172" calcext:value-type="float">
            <text:p>226,172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0.004" calcext:value-type="float">
            <text:p>240,004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49.531" calcext:value-type="float">
            <text:p>249,531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4.388" calcext:value-type="float">
            <text:p>254,388</text:p>
          </table:table-cell>
          <table:table-cell office:value-type="float" office:value="255" calcext:value-type="float">
            <text:p>255</text:p>
          </table:table-cell>
          <table:table-cell office:value-type="float" office:value="254.388" calcext:value-type="float">
            <text:p>254,388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9.531" calcext:value-type="float">
            <text:p>249,531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40.004" calcext:value-type="float">
            <text:p>240,004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26.172" calcext:value-type="float">
            <text:p>226,172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08.568" calcext:value-type="float">
            <text:p>208,568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87.867" calcext:value-type="float">
            <text:p>187,86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64.866" calcext:value-type="float">
            <text:p>164,866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40.448" calcext:value-type="float">
            <text:p>140,448</text:p>
          </table:table-cell>
          <table:table-cell office:value-type="float" office:value="128" calcext:value-type="float">
            <text:p>128</text:p>
          </table:table-cell>
          <table:table-cell office:value-type="float" office:value="115.552" calcext:value-type="float">
            <text:p>115,55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91.1338" calcext:value-type="float">
            <text:p>91,1338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68.1326" calcext:value-type="float">
            <text:p>68,1326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47.4321" calcext:value-type="float">
            <text:p>47,4321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9.8277" calcext:value-type="float">
            <text:p>29,8277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5.996" calcext:value-type="float">
            <text:p>15,996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6.46858" calcext:value-type="float">
            <text:p>6,46858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.61154" calcext:value-type="float">
            <text:p>1,61154</text:p>
          </table:table-cell>
          <table:table-cell office:value-type="float" office:value="1" calcext:value-type="float">
            <text:p>1</text:p>
          </table:table-cell>
          <table:table-cell office:value-type="float" office:value="1.61154" calcext:value-type="float">
            <text:p>1,61154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6.46858" calcext:value-type="float">
            <text:p>6,46858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15.996" calcext:value-type="float">
            <text:p>15,996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29.8277" calcext:value-type="float">
            <text:p>29,8277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47.4321" calcext:value-type="float">
            <text:p>47,4321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68.1326" calcext:value-type="float">
            <text:p>68,13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91.1338" calcext:value-type="float">
            <text:p>91,133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15.552" calcext:value-type="float">
            <text:p>115,552</text:p>
          </table:table-cell>
          <table:table-cell office:value-type="float" office:value="128" calcext:value-type="float">
            <text:p>128</text:p>
          </table:table-cell>
          <table:table-cell office:value-type="float" office:value="140.448" calcext:value-type="float">
            <text:p>140,44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64.866" calcext:value-type="float">
            <text:p>164,86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87.867" calcext:value-type="float">
            <text:p>187,867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08.568" calcext:value-type="float">
            <text:p>208,568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26.172" calcext:value-type="float">
            <text:p>226,172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0.004" calcext:value-type="float">
            <text:p>240,004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49.531" calcext:value-type="float">
            <text:p>249,531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4.388" calcext:value-type="float">
            <text:p>254,388</text:p>
          </table:table-cell>
          <table:table-cell office:value-type="float" office:value="255" calcext:value-type="float">
            <text:p>255</text:p>
          </table:table-cell>
          <table:table-cell office:value-type="float" office:value="254.388" calcext:value-type="float">
            <text:p>254,388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9.531" calcext:value-type="float">
            <text:p>249,531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40.004" calcext:value-type="float">
            <text:p>240,004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26.172" calcext:value-type="float">
            <text:p>226,172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08.568" calcext:value-type="float">
            <text:p>208,568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87.867" calcext:value-type="float">
            <text:p>187,86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64.866" calcext:value-type="float">
            <text:p>164,866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40.448" calcext:value-type="float">
            <text:p>140,448</text:p>
          </table:table-cell>
          <table:table-cell office:value-type="float" office:value="128" calcext:value-type="float">
            <text:p>128</text:p>
          </table:table-cell>
          <table:table-cell office:value-type="float" office:value="115.552" calcext:value-type="float">
            <text:p>115,55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91.1338" calcext:value-type="float">
            <text:p>91,1338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68.1326" calcext:value-type="float">
            <text:p>68,1326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47.4321" calcext:value-type="float">
            <text:p>47,4321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9.8277" calcext:value-type="float">
            <text:p>29,8277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5.996" calcext:value-type="float">
            <text:p>15,996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6.46858" calcext:value-type="float">
            <text:p>6,46858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.61154" calcext:value-type="float">
            <text:p>1,61154</text:p>
          </table:table-cell>
          <table:table-cell office:value-type="float" office:value="1" calcext:value-type="float">
            <text:p>1</text:p>
          </table:table-cell>
          <table:table-cell office:value-type="float" office:value="1.61154" calcext:value-type="float">
            <text:p>1,61154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6.46858" calcext:value-type="float">
            <text:p>6,46858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15.996" calcext:value-type="float">
            <text:p>15,996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29.8277" calcext:value-type="float">
            <text:p>29,8277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47.4321" calcext:value-type="float">
            <text:p>47,4321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68.1326" calcext:value-type="float">
            <text:p>68,13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91.1338" calcext:value-type="float">
            <text:p>91,133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15.552" calcext:value-type="float">
            <text:p>115,552</text:p>
          </table:table-cell>
          <table:table-cell office:value-type="float" office:value="128" calcext:value-type="float">
            <text:p>128</text:p>
          </table:table-cell>
          <table:table-cell office:value-type="float" office:value="140.448" calcext:value-type="float">
            <text:p>140,44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64.866" calcext:value-type="float">
            <text:p>164,86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87.867" calcext:value-type="float">
            <text:p>187,867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08.568" calcext:value-type="float">
            <text:p>208,568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26.172" calcext:value-type="float">
            <text:p>226,172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0.004" calcext:value-type="float">
            <text:p>240,004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49.531" calcext:value-type="float">
            <text:p>249,531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4.388" calcext:value-type="float">
            <text:p>254,388</text:p>
          </table:table-cell>
          <table:table-cell office:value-type="float" office:value="255" calcext:value-type="float">
            <text:p>255</text:p>
          </table:table-cell>
          <table:table-cell office:value-type="float" office:value="254.388" calcext:value-type="float">
            <text:p>254,388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9.531" calcext:value-type="float">
            <text:p>249,531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40.004" calcext:value-type="float">
            <text:p>240,004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26.172" calcext:value-type="float">
            <text:p>226,172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08.568" calcext:value-type="float">
            <text:p>208,568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87.867" calcext:value-type="float">
            <text:p>187,86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64.866" calcext:value-type="float">
            <text:p>164,866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40.448" calcext:value-type="float">
            <text:p>140,448</text:p>
          </table:table-cell>
          <table:table-cell office:value-type="float" office:value="128" calcext:value-type="float">
            <text:p>128</text:p>
          </table:table-cell>
          <table:table-cell office:value-type="float" office:value="115.552" calcext:value-type="float">
            <text:p>115,55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91.1338" calcext:value-type="float">
            <text:p>91,1338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68.1326" calcext:value-type="float">
            <text:p>68,1326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47.4321" calcext:value-type="float">
            <text:p>47,4321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9.8277" calcext:value-type="float">
            <text:p>29,8277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5.996" calcext:value-type="float">
            <text:p>15,996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6.46858" calcext:value-type="float">
            <text:p>6,46858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.61154" calcext:value-type="float">
            <text:p>1,61154</text:p>
          </table:table-cell>
          <table:table-cell office:value-type="float" office:value="1" calcext:value-type="float">
            <text:p>1</text:p>
          </table:table-cell>
          <table:table-cell office:value-type="float" office:value="1.61154" calcext:value-type="float">
            <text:p>1,61154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6.46858" calcext:value-type="float">
            <text:p>6,46858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15.996" calcext:value-type="float">
            <text:p>15,996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29.8277" calcext:value-type="float">
            <text:p>29,8277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47.4321" calcext:value-type="float">
            <text:p>47,4321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68.1326" calcext:value-type="float">
            <text:p>68,13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91.1338" calcext:value-type="float">
            <text:p>91,133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15.552" calcext:value-type="float">
            <text:p>115,552</text:p>
          </table:table-cell>
          <table:table-cell office:value-type="float" office:value="128" calcext:value-type="float">
            <text:p>128</text:p>
          </table:table-cell>
          <table:table-cell office:value-type="float" office:value="140.448" calcext:value-type="float">
            <text:p>140,448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64.866" calcext:value-type="float">
            <text:p>164,866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87.867" calcext:value-type="float">
            <text:p>187,867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208.568" calcext:value-type="float">
            <text:p>208,568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26.172" calcext:value-type="float">
            <text:p>226,172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40.004" calcext:value-type="float">
            <text:p>240,004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49.531" calcext:value-type="float">
            <text:p>249,531</text:p>
          </table:table-cell>
          <table:table-cell office:value-type="float" office:value="252.56" calcext:value-type="float">
            <text:p>252,56</text:p>
          </table:table-cell>
          <table:table-cell office:value-type="float" office:value="254.388" calcext:value-type="float">
            <text:p>254,388</text:p>
          </table:table-cell>
          <table:table-cell office:value-type="float" office:value="255" calcext:value-type="float">
            <text:p>255</text:p>
          </table:table-cell>
          <table:table-cell office:value-type="float" office:value="254.388" calcext:value-type="float">
            <text:p>254,388</text:p>
          </table:table-cell>
          <table:table-cell office:value-type="float" office:value="252.56" calcext:value-type="float">
            <text:p>252,56</text:p>
          </table:table-cell>
          <table:table-cell office:value-type="float" office:value="249.531" calcext:value-type="float">
            <text:p>249,531</text:p>
          </table:table-cell>
          <table:table-cell office:value-type="float" office:value="245.333" calcext:value-type="float">
            <text:p>245,333</text:p>
          </table:table-cell>
          <table:table-cell office:value-type="float" office:value="240.004" calcext:value-type="float">
            <text:p>240,004</text:p>
          </table:table-cell>
          <table:table-cell office:value-type="float" office:value="233.597" calcext:value-type="float">
            <text:p>233,597</text:p>
          </table:table-cell>
          <table:table-cell office:value-type="float" office:value="226.172" calcext:value-type="float">
            <text:p>226,172</text:p>
          </table:table-cell>
          <table:table-cell office:value-type="float" office:value="217.803" calcext:value-type="float">
            <text:p>217,803</text:p>
          </table:table-cell>
          <table:table-cell office:value-type="float" office:value="208.568" calcext:value-type="float">
            <text:p>208,568</text:p>
          </table:table-cell>
          <table:table-cell office:value-type="float" office:value="198.557" calcext:value-type="float">
            <text:p>198,557</text:p>
          </table:table-cell>
          <table:table-cell office:value-type="float" office:value="187.867" calcext:value-type="float">
            <text:p>187,867</text:p>
          </table:table-cell>
          <table:table-cell office:value-type="float" office:value="176.601" calcext:value-type="float">
            <text:p>176,601</text:p>
          </table:table-cell>
          <table:table-cell office:value-type="float" office:value="164.866" calcext:value-type="float">
            <text:p>164,866</text:p>
          </table:table-cell>
          <table:table-cell office:value-type="float" office:value="152.776" calcext:value-type="float">
            <text:p>152,776</text:p>
          </table:table-cell>
          <table:table-cell office:value-type="float" office:value="140.448" calcext:value-type="float">
            <text:p>140,448</text:p>
          </table:table-cell>
          <table:table-cell office:value-type="float" office:value="128" calcext:value-type="float">
            <text:p>128</text:p>
          </table:table-cell>
          <table:table-cell office:value-type="float" office:value="115.552" calcext:value-type="float">
            <text:p>115,552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91.1338" calcext:value-type="float">
            <text:p>91,1338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68.1326" calcext:value-type="float">
            <text:p>68,1326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47.4321" calcext:value-type="float">
            <text:p>47,4321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29.8277" calcext:value-type="float">
            <text:p>29,8277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15.996" calcext:value-type="float">
            <text:p>15,996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6.46858" calcext:value-type="float">
            <text:p>6,46858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1.61154" calcext:value-type="float">
            <text:p>1,61154</text:p>
          </table:table-cell>
          <table:table-cell office:value-type="float" office:value="1" calcext:value-type="float">
            <text:p>1</text:p>
          </table:table-cell>
          <table:table-cell office:value-type="float" office:value="1.61154" calcext:value-type="float">
            <text:p>1,61154</text:p>
          </table:table-cell>
          <table:table-cell office:value-type="float" office:value="3.44027" calcext:value-type="float">
            <text:p>3,44027</text:p>
          </table:table-cell>
          <table:table-cell office:value-type="float" office:value="6.46858" calcext:value-type="float">
            <text:p>6,46858</text:p>
          </table:table-cell>
          <table:table-cell office:value-type="float" office:value="10.6673" calcext:value-type="float">
            <text:p>10,6673</text:p>
          </table:table-cell>
          <table:table-cell office:value-type="float" office:value="15.996" calcext:value-type="float">
            <text:p>15,996</text:p>
          </table:table-cell>
          <table:table-cell office:value-type="float" office:value="22.4034" calcext:value-type="float">
            <text:p>22,4034</text:p>
          </table:table-cell>
          <table:table-cell office:value-type="float" office:value="29.8277" calcext:value-type="float">
            <text:p>29,8277</text:p>
          </table:table-cell>
          <table:table-cell office:value-type="float" office:value="38.1974" calcext:value-type="float">
            <text:p>38,1974</text:p>
          </table:table-cell>
          <table:table-cell office:value-type="float" office:value="47.4321" calcext:value-type="float">
            <text:p>47,4321</text:p>
          </table:table-cell>
          <table:table-cell office:value-type="float" office:value="57.4426" calcext:value-type="float">
            <text:p>57,4426</text:p>
          </table:table-cell>
          <table:table-cell office:value-type="float" office:value="68.1326" calcext:value-type="float">
            <text:p>68,1326</text:p>
          </table:table-cell>
          <table:table-cell office:value-type="float" office:value="79.3992" calcext:value-type="float">
            <text:p>79,3992</text:p>
          </table:table-cell>
          <table:table-cell office:value-type="float" office:value="91.1338" calcext:value-type="float">
            <text:p>91,1338</text:p>
          </table:table-cell>
          <table:table-cell office:value-type="float" office:value="103.224" calcext:value-type="float">
            <text:p>103,224</text:p>
          </table:table-cell>
          <table:table-cell office:value-type="float" office:value="115.552" calcext:value-type="float">
            <text:p>115,552</text:p>
          </table:table-cell>
          <table:table-cell table:number-columns-repeated="10"/>
        </table:table-row>
        <table:table-row table:style-name="ro1">
          <table:table-cell table:number-columns-repeated="266"/>
        </table:table-row>
        <table:table-row table:style-name="ro1">
          <table:table-cell office:value-type="string" calcext:value-type="string">
            <text:p>img_png</text:p>
          </table:table-cell>
          <table:table-cell table:number-columns-repeated="26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table:number-columns-repeated="266"/>
        </table:table-row>
        <table:table-row table:style-name="ro1">
          <table:table-cell office:value-type="string" calcext:value-type="string">
            <text:p>diferença</text:p>
          </table:table-cell>
          <table:table-cell table:number-columns-repeated="265"/>
        </table:table-row>
        <table:table-row table:style-name="ro1">
          <table:table-cell table:formula="of:=([.A2]-[.A5])" office:value-type="float" office:value="0" calcext:value-type="float">
            <text:p>0</text:p>
          </table:table-cell>
          <table:table-cell table:formula="of:=([.B2]-[.B5])" office:value-type="float" office:value="0.448000000000008" calcext:value-type="float">
            <text:p>0,448000000000008</text:p>
          </table:table-cell>
          <table:table-cell table:formula="of:=([.C2]-[.C5])" office:value-type="float" office:value="0.77600000000001" calcext:value-type="float">
            <text:p>0,77600000000001</text:p>
          </table:table-cell>
          <table:table-cell table:formula="of:=([.D2]-[.D5])" office:value-type="float" office:value="-0.133999999999986" calcext:value-type="float">
            <text:p>-0,133999999999986</text:p>
          </table:table-cell>
          <table:table-cell table:formula="of:=([.E2]-[.E5])" office:value-type="float" office:value="0.600999999999999" calcext:value-type="float">
            <text:p>0,600999999999999</text:p>
          </table:table-cell>
          <table:table-cell table:formula="of:=([.F2]-[.F5])" office:value-type="float" office:value="-0.13300000000001" calcext:value-type="float">
            <text:p>-0,13300000000001</text:p>
          </table:table-cell>
          <table:table-cell table:formula="of:=([.G2]-[.G5])" office:value-type="float" office:value="0.556999999999988" calcext:value-type="float">
            <text:p>0,556999999999988</text:p>
          </table:table-cell>
          <table:table-cell table:formula="of:=([.H2]-[.H5])" office:value-type="float" office:value="0.568000000000012" calcext:value-type="float">
            <text:p>0,568000000000012</text:p>
          </table:table-cell>
          <table:table-cell table:formula="of:=([.I2]-[.I5])" office:value-type="float" office:value="-0.197000000000003" calcext:value-type="float">
            <text:p>-0,197000000000003</text:p>
          </table:table-cell>
          <table:table-cell table:formula="of:=([.J2]-[.J5])" office:value-type="float" office:value="0.171999999999997" calcext:value-type="float">
            <text:p>0,171999999999997</text:p>
          </table:table-cell>
          <table:table-cell table:formula="of:=([.K2]-[.K5])" office:value-type="float" office:value="-0.402999999999992" calcext:value-type="float">
            <text:p>-0,402999999999992</text:p>
          </table:table-cell>
          <table:table-cell table:formula="of:=([.L2]-[.L5])" office:value-type="float" office:value="0.00399999999999068" calcext:value-type="float">
            <text:p>0,003999999999991</text:p>
          </table:table-cell>
          <table:table-cell table:formula="of:=([.M2]-[.M5])" office:value-type="float" office:value="0.332999999999998" calcext:value-type="float">
            <text:p>0,332999999999998</text:p>
          </table:table-cell>
          <table:table-cell table:formula="of:=([.N2]-[.N5])" office:value-type="float" office:value="-0.468999999999994" calcext:value-type="float">
            <text:p>-0,468999999999994</text:p>
          </table:table-cell>
          <table:table-cell table:formula="of:=([.O2]-[.O5])" office:value-type="float" office:value="-0.439999999999998" calcext:value-type="float">
            <text:p>-0,439999999999998</text:p>
          </table:table-cell>
          <table:table-cell table:formula="of:=([.P2]-[.P5])" office:value-type="float" office:value="0.388000000000005" calcext:value-type="float">
            <text:p>0,388000000000005</text:p>
          </table:table-cell>
          <table:table-cell table:formula="of:=([.Q2]-[.Q5])" office:value-type="float" office:value="0" calcext:value-type="float">
            <text:p>0</text:p>
          </table:table-cell>
          <table:table-cell table:formula="of:=([.R2]-[.R5])" office:value-type="float" office:value="0.388000000000005" calcext:value-type="float">
            <text:p>0,388000000000005</text:p>
          </table:table-cell>
          <table:table-cell table:formula="of:=([.S2]-[.S5])" office:value-type="float" office:value="-0.439999999999998" calcext:value-type="float">
            <text:p>-0,439999999999998</text:p>
          </table:table-cell>
          <table:table-cell table:formula="of:=([.T2]-[.T5])" office:value-type="float" office:value="-0.468999999999994" calcext:value-type="float">
            <text:p>-0,468999999999994</text:p>
          </table:table-cell>
          <table:table-cell table:formula="of:=([.U2]-[.U5])" office:value-type="float" office:value="0.332999999999998" calcext:value-type="float">
            <text:p>0,332999999999998</text:p>
          </table:table-cell>
          <table:table-cell table:formula="of:=([.V2]-[.V5])" office:value-type="float" office:value="0.00399999999999068" calcext:value-type="float">
            <text:p>0,003999999999991</text:p>
          </table:table-cell>
          <table:table-cell table:formula="of:=([.W2]-[.W5])" office:value-type="float" office:value="-0.402999999999992" calcext:value-type="float">
            <text:p>-0,402999999999992</text:p>
          </table:table-cell>
          <table:table-cell table:formula="of:=([.X2]-[.X5])" office:value-type="float" office:value="0.171999999999997" calcext:value-type="float">
            <text:p>0,171999999999997</text:p>
          </table:table-cell>
          <table:table-cell table:formula="of:=([.Y2]-[.Y5])" office:value-type="float" office:value="-0.197000000000003" calcext:value-type="float">
            <text:p>-0,197000000000003</text:p>
          </table:table-cell>
          <table:table-cell table:formula="of:=([.Z2]-[.Z5])" office:value-type="float" office:value="0.568000000000012" calcext:value-type="float">
            <text:p>0,568000000000012</text:p>
          </table:table-cell>
          <table:table-cell table:formula="of:=([.AA2]-[.AA5])" office:value-type="float" office:value="0.556999999999988" calcext:value-type="float">
            <text:p>0,556999999999988</text:p>
          </table:table-cell>
          <table:table-cell table:formula="of:=([.AB2]-[.AB5])" office:value-type="float" office:value="-0.13300000000001" calcext:value-type="float">
            <text:p>-0,13300000000001</text:p>
          </table:table-cell>
          <table:table-cell table:formula="of:=([.AC2]-[.AC5])" office:value-type="float" office:value="0.600999999999999" calcext:value-type="float">
            <text:p>0,600999999999999</text:p>
          </table:table-cell>
          <table:table-cell table:formula="of:=([.AD2]-[.AD5])" office:value-type="float" office:value="-0.133999999999986" calcext:value-type="float">
            <text:p>-0,133999999999986</text:p>
          </table:table-cell>
          <table:table-cell table:formula="of:=([.AE2]-[.AE5])" office:value-type="float" office:value="0.77600000000001" calcext:value-type="float">
            <text:p>0,77600000000001</text:p>
          </table:table-cell>
          <table:table-cell table:formula="of:=([.AF2]-[.AF5])" office:value-type="float" office:value="0.448000000000008" calcext:value-type="float">
            <text:p>0,448000000000008</text:p>
          </table:table-cell>
          <table:table-cell table:formula="of:=([.AG2]-[.AG5])" office:value-type="float" office:value="0" calcext:value-type="float">
            <text:p>0</text:p>
          </table:table-cell>
          <table:table-cell table:formula="of:=([.AH2]-[.AH5])" office:value-type="float" office:value="0.552000000000007" calcext:value-type="float">
            <text:p>0,552000000000007</text:p>
          </table:table-cell>
          <table:table-cell table:formula="of:=([.AI2]-[.AI5])" office:value-type="float" office:value="0.224000000000004" calcext:value-type="float">
            <text:p>0,224000000000004</text:p>
          </table:table-cell>
          <table:table-cell table:formula="of:=([.AJ2]-[.AJ5])" office:value-type="float" office:value="1.13379999999999" calcext:value-type="float">
            <text:p>1,13379999999999</text:p>
          </table:table-cell>
          <table:table-cell table:formula="of:=([.AK2]-[.AK5])" office:value-type="float" office:value="0.399199999999993" calcext:value-type="float">
            <text:p>0,399199999999993</text:p>
          </table:table-cell>
          <table:table-cell table:formula="of:=([.AL2]-[.AL5])" office:value-type="float" office:value="1.1326" calcext:value-type="float">
            <text:p>1,1326</text:p>
          </table:table-cell>
          <table:table-cell table:formula="of:=([.AM2]-[.AM5])" office:value-type="float" office:value="0.442599999999999" calcext:value-type="float">
            <text:p>0,442599999999999</text:p>
          </table:table-cell>
          <table:table-cell table:formula="of:=([.AN2]-[.AN5])" office:value-type="float" office:value="0.432099999999998" calcext:value-type="float">
            <text:p>0,432099999999998</text:p>
          </table:table-cell>
          <table:table-cell table:formula="of:=([.AO2]-[.AO5])" office:value-type="float" office:value="1.1974" calcext:value-type="float">
            <text:p>1,1974</text:p>
          </table:table-cell>
          <table:table-cell table:formula="of:=([.AP2]-[.AP5])" office:value-type="float" office:value="0.8277" calcext:value-type="float">
            <text:p>0,8277</text:p>
          </table:table-cell>
          <table:table-cell table:formula="of:=([.AQ2]-[.AQ5])" office:value-type="float" office:value="1.4034" calcext:value-type="float">
            <text:p>1,4034</text:p>
          </table:table-cell>
          <table:table-cell table:formula="of:=([.AR2]-[.AR5])" office:value-type="float" office:value="0.996" calcext:value-type="float">
            <text:p>0,996</text:p>
          </table:table-cell>
          <table:table-cell table:formula="of:=([.AS2]-[.AS5])" office:value-type="float" office:value="0.667300000000001" calcext:value-type="float">
            <text:p>0,667300000000001</text:p>
          </table:table-cell>
          <table:table-cell table:formula="of:=([.AT2]-[.AT5])" office:value-type="float" office:value="1.46858" calcext:value-type="float">
            <text:p>1,46858</text:p>
          </table:table-cell>
          <table:table-cell table:formula="of:=([.AU2]-[.AU5])" office:value-type="float" office:value="1.44027" calcext:value-type="float">
            <text:p>1,44027</text:p>
          </table:table-cell>
          <table:table-cell table:formula="of:=([.AV2]-[.AV5])" office:value-type="float" office:value="0.61154" calcext:value-type="float">
            <text:p>0,61154</text:p>
          </table:table-cell>
          <table:table-cell table:formula="of:=([.AW2]-[.AW5])" office:value-type="float" office:value="1" calcext:value-type="float">
            <text:p>1</text:p>
          </table:table-cell>
          <table:table-cell table:formula="of:=([.AX2]-[.AX5])" office:value-type="float" office:value="0.61154" calcext:value-type="float">
            <text:p>0,61154</text:p>
          </table:table-cell>
          <table:table-cell table:formula="of:=([.AY2]-[.AY5])" office:value-type="float" office:value="1.44027" calcext:value-type="float">
            <text:p>1,44027</text:p>
          </table:table-cell>
          <table:table-cell table:formula="of:=([.AZ2]-[.AZ5])" office:value-type="float" office:value="1.46858" calcext:value-type="float">
            <text:p>1,46858</text:p>
          </table:table-cell>
          <table:table-cell table:formula="of:=([.BA2]-[.BA5])" office:value-type="float" office:value="0.667300000000001" calcext:value-type="float">
            <text:p>0,667300000000001</text:p>
          </table:table-cell>
          <table:table-cell table:formula="of:=([.BB2]-[.BB5])" office:value-type="float" office:value="0.996" calcext:value-type="float">
            <text:p>0,996</text:p>
          </table:table-cell>
          <table:table-cell table:formula="of:=([.BC2]-[.BC5])" office:value-type="float" office:value="1.4034" calcext:value-type="float">
            <text:p>1,4034</text:p>
          </table:table-cell>
          <table:table-cell table:formula="of:=([.BD2]-[.BD5])" office:value-type="float" office:value="0.8277" calcext:value-type="float">
            <text:p>0,8277</text:p>
          </table:table-cell>
          <table:table-cell table:formula="of:=([.BE2]-[.BE5])" office:value-type="float" office:value="1.1974" calcext:value-type="float">
            <text:p>1,1974</text:p>
          </table:table-cell>
          <table:table-cell table:formula="of:=([.BF2]-[.BF5])" office:value-type="float" office:value="0.432099999999998" calcext:value-type="float">
            <text:p>0,432099999999998</text:p>
          </table:table-cell>
          <table:table-cell table:formula="of:=([.BG2]-[.BG5])" office:value-type="float" office:value="0.442599999999999" calcext:value-type="float">
            <text:p>0,442599999999999</text:p>
          </table:table-cell>
          <table:table-cell table:formula="of:=([.BH2]-[.BH5])" office:value-type="float" office:value="1.1326" calcext:value-type="float">
            <text:p>1,1326</text:p>
          </table:table-cell>
          <table:table-cell table:formula="of:=([.BI2]-[.BI5])" office:value-type="float" office:value="0.399199999999993" calcext:value-type="float">
            <text:p>0,399199999999993</text:p>
          </table:table-cell>
          <table:table-cell table:formula="of:=([.BJ2]-[.BJ5])" office:value-type="float" office:value="1.13379999999999" calcext:value-type="float">
            <text:p>1,13379999999999</text:p>
          </table:table-cell>
          <table:table-cell table:formula="of:=([.BK2]-[.BK5])" office:value-type="float" office:value="0.224000000000004" calcext:value-type="float">
            <text:p>0,224000000000004</text:p>
          </table:table-cell>
          <table:table-cell table:formula="of:=([.BL2]-[.BL5])" office:value-type="float" office:value="0.552000000000007" calcext:value-type="float">
            <text:p>0,552000000000007</text:p>
          </table:table-cell>
          <table:table-cell table:formula="of:=([.BM2]-[.BM5])" office:value-type="float" office:value="0" calcext:value-type="float">
            <text:p>0</text:p>
          </table:table-cell>
          <table:table-cell table:formula="of:=([.BN2]-[.BN5])" office:value-type="float" office:value="0.448000000000008" calcext:value-type="float">
            <text:p>0,448000000000008</text:p>
          </table:table-cell>
          <table:table-cell table:formula="of:=([.BO2]-[.BO5])" office:value-type="float" office:value="0.77600000000001" calcext:value-type="float">
            <text:p>0,77600000000001</text:p>
          </table:table-cell>
          <table:table-cell table:formula="of:=([.BP2]-[.BP5])" office:value-type="float" office:value="-0.133999999999986" calcext:value-type="float">
            <text:p>-0,133999999999986</text:p>
          </table:table-cell>
          <table:table-cell table:formula="of:=([.BQ2]-[.BQ5])" office:value-type="float" office:value="0.600999999999999" calcext:value-type="float">
            <text:p>0,600999999999999</text:p>
          </table:table-cell>
          <table:table-cell table:formula="of:=([.BR2]-[.BR5])" office:value-type="float" office:value="-0.13300000000001" calcext:value-type="float">
            <text:p>-0,13300000000001</text:p>
          </table:table-cell>
          <table:table-cell table:formula="of:=([.BS2]-[.BS5])" office:value-type="float" office:value="0.556999999999988" calcext:value-type="float">
            <text:p>0,556999999999988</text:p>
          </table:table-cell>
          <table:table-cell table:formula="of:=([.BT2]-[.BT5])" office:value-type="float" office:value="0.568000000000012" calcext:value-type="float">
            <text:p>0,568000000000012</text:p>
          </table:table-cell>
          <table:table-cell table:formula="of:=([.BU2]-[.BU5])" office:value-type="float" office:value="-0.197000000000003" calcext:value-type="float">
            <text:p>-0,197000000000003</text:p>
          </table:table-cell>
          <table:table-cell table:formula="of:=([.BV2]-[.BV5])" office:value-type="float" office:value="0.171999999999997" calcext:value-type="float">
            <text:p>0,171999999999997</text:p>
          </table:table-cell>
          <table:table-cell table:formula="of:=([.BW2]-[.BW5])" office:value-type="float" office:value="-0.402999999999992" calcext:value-type="float">
            <text:p>-0,402999999999992</text:p>
          </table:table-cell>
          <table:table-cell table:formula="of:=([.BX2]-[.BX5])" office:value-type="float" office:value="0.00399999999999068" calcext:value-type="float">
            <text:p>0,003999999999991</text:p>
          </table:table-cell>
          <table:table-cell table:formula="of:=([.BY2]-[.BY5])" office:value-type="float" office:value="0.332999999999998" calcext:value-type="float">
            <text:p>0,332999999999998</text:p>
          </table:table-cell>
          <table:table-cell table:formula="of:=([.BZ2]-[.BZ5])" office:value-type="float" office:value="-0.468999999999994" calcext:value-type="float">
            <text:p>-0,468999999999994</text:p>
          </table:table-cell>
          <table:table-cell table:formula="of:=([.CA2]-[.CA5])" office:value-type="float" office:value="-0.439999999999998" calcext:value-type="float">
            <text:p>-0,439999999999998</text:p>
          </table:table-cell>
          <table:table-cell table:formula="of:=([.CB2]-[.CB5])" office:value-type="float" office:value="0.388000000000005" calcext:value-type="float">
            <text:p>0,388000000000005</text:p>
          </table:table-cell>
          <table:table-cell table:formula="of:=([.CC2]-[.CC5])" office:value-type="float" office:value="0" calcext:value-type="float">
            <text:p>0</text:p>
          </table:table-cell>
          <table:table-cell table:formula="of:=([.CD2]-[.CD5])" office:value-type="float" office:value="0.388000000000005" calcext:value-type="float">
            <text:p>0,388000000000005</text:p>
          </table:table-cell>
          <table:table-cell table:formula="of:=([.CE2]-[.CE5])" office:value-type="float" office:value="-0.439999999999998" calcext:value-type="float">
            <text:p>-0,439999999999998</text:p>
          </table:table-cell>
          <table:table-cell table:formula="of:=([.CF2]-[.CF5])" office:value-type="float" office:value="-0.468999999999994" calcext:value-type="float">
            <text:p>-0,468999999999994</text:p>
          </table:table-cell>
          <table:table-cell table:formula="of:=([.CG2]-[.CG5])" office:value-type="float" office:value="0.332999999999998" calcext:value-type="float">
            <text:p>0,332999999999998</text:p>
          </table:table-cell>
          <table:table-cell table:formula="of:=([.CH2]-[.CH5])" office:value-type="float" office:value="0.00399999999999068" calcext:value-type="float">
            <text:p>0,003999999999991</text:p>
          </table:table-cell>
          <table:table-cell table:formula="of:=([.CI2]-[.CI5])" office:value-type="float" office:value="-0.402999999999992" calcext:value-type="float">
            <text:p>-0,402999999999992</text:p>
          </table:table-cell>
          <table:table-cell table:formula="of:=([.CJ2]-[.CJ5])" office:value-type="float" office:value="0.171999999999997" calcext:value-type="float">
            <text:p>0,171999999999997</text:p>
          </table:table-cell>
          <table:table-cell table:formula="of:=([.CK2]-[.CK5])" office:value-type="float" office:value="-0.197000000000003" calcext:value-type="float">
            <text:p>-0,197000000000003</text:p>
          </table:table-cell>
          <table:table-cell table:formula="of:=([.CL2]-[.CL5])" office:value-type="float" office:value="0.568000000000012" calcext:value-type="float">
            <text:p>0,568000000000012</text:p>
          </table:table-cell>
          <table:table-cell table:formula="of:=([.CM2]-[.CM5])" office:value-type="float" office:value="0.556999999999988" calcext:value-type="float">
            <text:p>0,556999999999988</text:p>
          </table:table-cell>
          <table:table-cell table:formula="of:=([.CN2]-[.CN5])" office:value-type="float" office:value="-0.13300000000001" calcext:value-type="float">
            <text:p>-0,13300000000001</text:p>
          </table:table-cell>
          <table:table-cell table:formula="of:=([.CO2]-[.CO5])" office:value-type="float" office:value="0.600999999999999" calcext:value-type="float">
            <text:p>0,600999999999999</text:p>
          </table:table-cell>
          <table:table-cell table:formula="of:=([.CP2]-[.CP5])" office:value-type="float" office:value="-0.133999999999986" calcext:value-type="float">
            <text:p>-0,133999999999986</text:p>
          </table:table-cell>
          <table:table-cell table:formula="of:=([.CQ2]-[.CQ5])" office:value-type="float" office:value="0.77600000000001" calcext:value-type="float">
            <text:p>0,77600000000001</text:p>
          </table:table-cell>
          <table:table-cell table:formula="of:=([.CR2]-[.CR5])" office:value-type="float" office:value="0.448000000000008" calcext:value-type="float">
            <text:p>0,448000000000008</text:p>
          </table:table-cell>
          <table:table-cell table:formula="of:=([.CS2]-[.CS5])" office:value-type="float" office:value="0" calcext:value-type="float">
            <text:p>0</text:p>
          </table:table-cell>
          <table:table-cell table:formula="of:=([.CT2]-[.CT5])" office:value-type="float" office:value="0.552000000000007" calcext:value-type="float">
            <text:p>0,552000000000007</text:p>
          </table:table-cell>
          <table:table-cell table:formula="of:=([.CU2]-[.CU5])" office:value-type="float" office:value="0.224000000000004" calcext:value-type="float">
            <text:p>0,224000000000004</text:p>
          </table:table-cell>
          <table:table-cell table:formula="of:=([.CV2]-[.CV5])" office:value-type="float" office:value="1.13379999999999" calcext:value-type="float">
            <text:p>1,13379999999999</text:p>
          </table:table-cell>
          <table:table-cell table:formula="of:=([.CW2]-[.CW5])" office:value-type="float" office:value="0.399199999999993" calcext:value-type="float">
            <text:p>0,399199999999993</text:p>
          </table:table-cell>
          <table:table-cell table:formula="of:=([.CX2]-[.CX5])" office:value-type="float" office:value="1.1326" calcext:value-type="float">
            <text:p>1,1326</text:p>
          </table:table-cell>
          <table:table-cell table:formula="of:=([.CY2]-[.CY5])" office:value-type="float" office:value="0.442599999999999" calcext:value-type="float">
            <text:p>0,442599999999999</text:p>
          </table:table-cell>
          <table:table-cell table:formula="of:=([.CZ2]-[.CZ5])" office:value-type="float" office:value="0.432099999999998" calcext:value-type="float">
            <text:p>0,432099999999998</text:p>
          </table:table-cell>
          <table:table-cell table:formula="of:=([.DA2]-[.DA5])" office:value-type="float" office:value="1.1974" calcext:value-type="float">
            <text:p>1,1974</text:p>
          </table:table-cell>
          <table:table-cell table:formula="of:=([.DB2]-[.DB5])" office:value-type="float" office:value="0.8277" calcext:value-type="float">
            <text:p>0,8277</text:p>
          </table:table-cell>
          <table:table-cell table:formula="of:=([.DC2]-[.DC5])" office:value-type="float" office:value="1.4034" calcext:value-type="float">
            <text:p>1,4034</text:p>
          </table:table-cell>
          <table:table-cell table:formula="of:=([.DD2]-[.DD5])" office:value-type="float" office:value="0.996" calcext:value-type="float">
            <text:p>0,996</text:p>
          </table:table-cell>
          <table:table-cell table:formula="of:=([.DE2]-[.DE5])" office:value-type="float" office:value="0.667300000000001" calcext:value-type="float">
            <text:p>0,667300000000001</text:p>
          </table:table-cell>
          <table:table-cell table:formula="of:=([.DF2]-[.DF5])" office:value-type="float" office:value="1.46858" calcext:value-type="float">
            <text:p>1,46858</text:p>
          </table:table-cell>
          <table:table-cell table:formula="of:=([.DG2]-[.DG5])" office:value-type="float" office:value="1.44027" calcext:value-type="float">
            <text:p>1,44027</text:p>
          </table:table-cell>
          <table:table-cell table:formula="of:=([.DH2]-[.DH5])" office:value-type="float" office:value="0.61154" calcext:value-type="float">
            <text:p>0,61154</text:p>
          </table:table-cell>
          <table:table-cell table:formula="of:=([.DI2]-[.DI5])" office:value-type="float" office:value="1" calcext:value-type="float">
            <text:p>1</text:p>
          </table:table-cell>
          <table:table-cell table:formula="of:=([.DJ2]-[.DJ5])" office:value-type="float" office:value="0.61154" calcext:value-type="float">
            <text:p>0,61154</text:p>
          </table:table-cell>
          <table:table-cell table:formula="of:=([.DK2]-[.DK5])" office:value-type="float" office:value="1.44027" calcext:value-type="float">
            <text:p>1,44027</text:p>
          </table:table-cell>
          <table:table-cell table:formula="of:=([.DL2]-[.DL5])" office:value-type="float" office:value="1.46858" calcext:value-type="float">
            <text:p>1,46858</text:p>
          </table:table-cell>
          <table:table-cell table:formula="of:=([.DM2]-[.DM5])" office:value-type="float" office:value="0.667300000000001" calcext:value-type="float">
            <text:p>0,667300000000001</text:p>
          </table:table-cell>
          <table:table-cell table:formula="of:=([.DN2]-[.DN5])" office:value-type="float" office:value="0.996" calcext:value-type="float">
            <text:p>0,996</text:p>
          </table:table-cell>
          <table:table-cell table:formula="of:=([.DO2]-[.DO5])" office:value-type="float" office:value="1.4034" calcext:value-type="float">
            <text:p>1,4034</text:p>
          </table:table-cell>
          <table:table-cell table:formula="of:=([.DP2]-[.DP5])" office:value-type="float" office:value="0.8277" calcext:value-type="float">
            <text:p>0,8277</text:p>
          </table:table-cell>
          <table:table-cell table:formula="of:=([.DQ2]-[.DQ5])" office:value-type="float" office:value="1.1974" calcext:value-type="float">
            <text:p>1,1974</text:p>
          </table:table-cell>
          <table:table-cell table:formula="of:=([.DR2]-[.DR5])" office:value-type="float" office:value="0.432099999999998" calcext:value-type="float">
            <text:p>0,432099999999998</text:p>
          </table:table-cell>
          <table:table-cell table:formula="of:=([.DS2]-[.DS5])" office:value-type="float" office:value="0.442599999999999" calcext:value-type="float">
            <text:p>0,442599999999999</text:p>
          </table:table-cell>
          <table:table-cell table:formula="of:=([.DT2]-[.DT5])" office:value-type="float" office:value="1.1326" calcext:value-type="float">
            <text:p>1,1326</text:p>
          </table:table-cell>
          <table:table-cell table:formula="of:=([.DU2]-[.DU5])" office:value-type="float" office:value="0.399199999999993" calcext:value-type="float">
            <text:p>0,399199999999993</text:p>
          </table:table-cell>
          <table:table-cell table:formula="of:=([.DV2]-[.DV5])" office:value-type="float" office:value="1.13379999999999" calcext:value-type="float">
            <text:p>1,13379999999999</text:p>
          </table:table-cell>
          <table:table-cell table:formula="of:=([.DW2]-[.DW5])" office:value-type="float" office:value="0.224000000000004" calcext:value-type="float">
            <text:p>0,224000000000004</text:p>
          </table:table-cell>
          <table:table-cell table:formula="of:=([.DX2]-[.DX5])" office:value-type="float" office:value="0.552000000000007" calcext:value-type="float">
            <text:p>0,552000000000007</text:p>
          </table:table-cell>
          <table:table-cell table:formula="of:=([.DY2]-[.DY5])" office:value-type="float" office:value="0" calcext:value-type="float">
            <text:p>0</text:p>
          </table:table-cell>
          <table:table-cell table:formula="of:=([.DZ2]-[.DZ5])" office:value-type="float" office:value="0.448000000000008" calcext:value-type="float">
            <text:p>0,448000000000008</text:p>
          </table:table-cell>
          <table:table-cell table:formula="of:=([.EA2]-[.EA5])" office:value-type="float" office:value="0.77600000000001" calcext:value-type="float">
            <text:p>0,77600000000001</text:p>
          </table:table-cell>
          <table:table-cell table:formula="of:=([.EB2]-[.EB5])" office:value-type="float" office:value="-0.133999999999986" calcext:value-type="float">
            <text:p>-0,133999999999986</text:p>
          </table:table-cell>
          <table:table-cell table:formula="of:=([.EC2]-[.EC5])" office:value-type="float" office:value="0.600999999999999" calcext:value-type="float">
            <text:p>0,600999999999999</text:p>
          </table:table-cell>
          <table:table-cell table:formula="of:=([.ED2]-[.ED5])" office:value-type="float" office:value="-0.13300000000001" calcext:value-type="float">
            <text:p>-0,13300000000001</text:p>
          </table:table-cell>
          <table:table-cell table:formula="of:=([.EE2]-[.EE5])" office:value-type="float" office:value="0.556999999999988" calcext:value-type="float">
            <text:p>0,556999999999988</text:p>
          </table:table-cell>
          <table:table-cell table:formula="of:=([.EF2]-[.EF5])" office:value-type="float" office:value="0.568000000000012" calcext:value-type="float">
            <text:p>0,568000000000012</text:p>
          </table:table-cell>
          <table:table-cell table:formula="of:=([.EG2]-[.EG5])" office:value-type="float" office:value="-0.197000000000003" calcext:value-type="float">
            <text:p>-0,197000000000003</text:p>
          </table:table-cell>
          <table:table-cell table:formula="of:=([.EH2]-[.EH5])" office:value-type="float" office:value="0.171999999999997" calcext:value-type="float">
            <text:p>0,171999999999997</text:p>
          </table:table-cell>
          <table:table-cell table:formula="of:=([.EI2]-[.EI5])" office:value-type="float" office:value="-0.402999999999992" calcext:value-type="float">
            <text:p>-0,402999999999992</text:p>
          </table:table-cell>
          <table:table-cell table:formula="of:=([.EJ2]-[.EJ5])" office:value-type="float" office:value="0.00399999999999068" calcext:value-type="float">
            <text:p>0,003999999999991</text:p>
          </table:table-cell>
          <table:table-cell table:formula="of:=([.EK2]-[.EK5])" office:value-type="float" office:value="0.332999999999998" calcext:value-type="float">
            <text:p>0,332999999999998</text:p>
          </table:table-cell>
          <table:table-cell table:formula="of:=([.EL2]-[.EL5])" office:value-type="float" office:value="-0.468999999999994" calcext:value-type="float">
            <text:p>-0,468999999999994</text:p>
          </table:table-cell>
          <table:table-cell table:formula="of:=([.EM2]-[.EM5])" office:value-type="float" office:value="-0.439999999999998" calcext:value-type="float">
            <text:p>-0,439999999999998</text:p>
          </table:table-cell>
          <table:table-cell table:formula="of:=([.EN2]-[.EN5])" office:value-type="float" office:value="0.388000000000005" calcext:value-type="float">
            <text:p>0,388000000000005</text:p>
          </table:table-cell>
          <table:table-cell table:formula="of:=([.EO2]-[.EO5])" office:value-type="float" office:value="0" calcext:value-type="float">
            <text:p>0</text:p>
          </table:table-cell>
          <table:table-cell table:formula="of:=([.EP2]-[.EP5])" office:value-type="float" office:value="0.388000000000005" calcext:value-type="float">
            <text:p>0,388000000000005</text:p>
          </table:table-cell>
          <table:table-cell table:formula="of:=([.EQ2]-[.EQ5])" office:value-type="float" office:value="-0.439999999999998" calcext:value-type="float">
            <text:p>-0,439999999999998</text:p>
          </table:table-cell>
          <table:table-cell table:formula="of:=([.ER2]-[.ER5])" office:value-type="float" office:value="-0.468999999999994" calcext:value-type="float">
            <text:p>-0,468999999999994</text:p>
          </table:table-cell>
          <table:table-cell table:formula="of:=([.ES2]-[.ES5])" office:value-type="float" office:value="0.332999999999998" calcext:value-type="float">
            <text:p>0,332999999999998</text:p>
          </table:table-cell>
          <table:table-cell table:formula="of:=([.ET2]-[.ET5])" office:value-type="float" office:value="0.00399999999999068" calcext:value-type="float">
            <text:p>0,003999999999991</text:p>
          </table:table-cell>
          <table:table-cell table:formula="of:=([.EU2]-[.EU5])" office:value-type="float" office:value="-0.402999999999992" calcext:value-type="float">
            <text:p>-0,402999999999992</text:p>
          </table:table-cell>
          <table:table-cell table:formula="of:=([.EV2]-[.EV5])" office:value-type="float" office:value="0.171999999999997" calcext:value-type="float">
            <text:p>0,171999999999997</text:p>
          </table:table-cell>
          <table:table-cell table:formula="of:=([.EW2]-[.EW5])" office:value-type="float" office:value="-0.197000000000003" calcext:value-type="float">
            <text:p>-0,197000000000003</text:p>
          </table:table-cell>
          <table:table-cell table:formula="of:=([.EX2]-[.EX5])" office:value-type="float" office:value="0.568000000000012" calcext:value-type="float">
            <text:p>0,568000000000012</text:p>
          </table:table-cell>
          <table:table-cell table:formula="of:=([.EY2]-[.EY5])" office:value-type="float" office:value="0.556999999999988" calcext:value-type="float">
            <text:p>0,556999999999988</text:p>
          </table:table-cell>
          <table:table-cell table:formula="of:=([.EZ2]-[.EZ5])" office:value-type="float" office:value="-0.13300000000001" calcext:value-type="float">
            <text:p>-0,13300000000001</text:p>
          </table:table-cell>
          <table:table-cell table:formula="of:=([.FA2]-[.FA5])" office:value-type="float" office:value="0.600999999999999" calcext:value-type="float">
            <text:p>0,600999999999999</text:p>
          </table:table-cell>
          <table:table-cell table:formula="of:=([.FB2]-[.FB5])" office:value-type="float" office:value="-0.133999999999986" calcext:value-type="float">
            <text:p>-0,133999999999986</text:p>
          </table:table-cell>
          <table:table-cell table:formula="of:=([.FC2]-[.FC5])" office:value-type="float" office:value="0.77600000000001" calcext:value-type="float">
            <text:p>0,77600000000001</text:p>
          </table:table-cell>
          <table:table-cell table:formula="of:=([.FD2]-[.FD5])" office:value-type="float" office:value="0.448000000000008" calcext:value-type="float">
            <text:p>0,448000000000008</text:p>
          </table:table-cell>
          <table:table-cell table:formula="of:=([.FE2]-[.FE5])" office:value-type="float" office:value="0" calcext:value-type="float">
            <text:p>0</text:p>
          </table:table-cell>
          <table:table-cell table:formula="of:=([.FF2]-[.FF5])" office:value-type="float" office:value="0.552000000000007" calcext:value-type="float">
            <text:p>0,552000000000007</text:p>
          </table:table-cell>
          <table:table-cell table:formula="of:=([.FG2]-[.FG5])" office:value-type="float" office:value="0.224000000000004" calcext:value-type="float">
            <text:p>0,224000000000004</text:p>
          </table:table-cell>
          <table:table-cell table:formula="of:=([.FH2]-[.FH5])" office:value-type="float" office:value="1.13379999999999" calcext:value-type="float">
            <text:p>1,13379999999999</text:p>
          </table:table-cell>
          <table:table-cell table:formula="of:=([.FI2]-[.FI5])" office:value-type="float" office:value="0.399199999999993" calcext:value-type="float">
            <text:p>0,399199999999993</text:p>
          </table:table-cell>
          <table:table-cell table:formula="of:=([.FJ2]-[.FJ5])" office:value-type="float" office:value="1.1326" calcext:value-type="float">
            <text:p>1,1326</text:p>
          </table:table-cell>
          <table:table-cell table:formula="of:=([.FK2]-[.FK5])" office:value-type="float" office:value="0.442599999999999" calcext:value-type="float">
            <text:p>0,442599999999999</text:p>
          </table:table-cell>
          <table:table-cell table:formula="of:=([.FL2]-[.FL5])" office:value-type="float" office:value="0.432099999999998" calcext:value-type="float">
            <text:p>0,432099999999998</text:p>
          </table:table-cell>
          <table:table-cell table:formula="of:=([.FM2]-[.FM5])" office:value-type="float" office:value="1.1974" calcext:value-type="float">
            <text:p>1,1974</text:p>
          </table:table-cell>
          <table:table-cell table:formula="of:=([.FN2]-[.FN5])" office:value-type="float" office:value="0.8277" calcext:value-type="float">
            <text:p>0,8277</text:p>
          </table:table-cell>
          <table:table-cell table:formula="of:=([.FO2]-[.FO5])" office:value-type="float" office:value="1.4034" calcext:value-type="float">
            <text:p>1,4034</text:p>
          </table:table-cell>
          <table:table-cell table:formula="of:=([.FP2]-[.FP5])" office:value-type="float" office:value="0.996" calcext:value-type="float">
            <text:p>0,996</text:p>
          </table:table-cell>
          <table:table-cell table:formula="of:=([.FQ2]-[.FQ5])" office:value-type="float" office:value="0.667300000000001" calcext:value-type="float">
            <text:p>0,667300000000001</text:p>
          </table:table-cell>
          <table:table-cell table:formula="of:=([.FR2]-[.FR5])" office:value-type="float" office:value="1.46858" calcext:value-type="float">
            <text:p>1,46858</text:p>
          </table:table-cell>
          <table:table-cell table:formula="of:=([.FS2]-[.FS5])" office:value-type="float" office:value="1.44027" calcext:value-type="float">
            <text:p>1,44027</text:p>
          </table:table-cell>
          <table:table-cell table:formula="of:=([.FT2]-[.FT5])" office:value-type="float" office:value="0.61154" calcext:value-type="float">
            <text:p>0,61154</text:p>
          </table:table-cell>
          <table:table-cell table:formula="of:=([.FU2]-[.FU5])" office:value-type="float" office:value="1" calcext:value-type="float">
            <text:p>1</text:p>
          </table:table-cell>
          <table:table-cell table:formula="of:=([.FV2]-[.FV5])" office:value-type="float" office:value="0.61154" calcext:value-type="float">
            <text:p>0,61154</text:p>
          </table:table-cell>
          <table:table-cell table:formula="of:=([.FW2]-[.FW5])" office:value-type="float" office:value="1.44027" calcext:value-type="float">
            <text:p>1,44027</text:p>
          </table:table-cell>
          <table:table-cell table:formula="of:=([.FX2]-[.FX5])" office:value-type="float" office:value="1.46858" calcext:value-type="float">
            <text:p>1,46858</text:p>
          </table:table-cell>
          <table:table-cell table:formula="of:=([.FY2]-[.FY5])" office:value-type="float" office:value="0.667300000000001" calcext:value-type="float">
            <text:p>0,667300000000001</text:p>
          </table:table-cell>
          <table:table-cell table:formula="of:=([.FZ2]-[.FZ5])" office:value-type="float" office:value="0.996" calcext:value-type="float">
            <text:p>0,996</text:p>
          </table:table-cell>
          <table:table-cell table:formula="of:=([.GA2]-[.GA5])" office:value-type="float" office:value="1.4034" calcext:value-type="float">
            <text:p>1,4034</text:p>
          </table:table-cell>
          <table:table-cell table:formula="of:=([.GB2]-[.GB5])" office:value-type="float" office:value="0.8277" calcext:value-type="float">
            <text:p>0,8277</text:p>
          </table:table-cell>
          <table:table-cell table:formula="of:=([.GC2]-[.GC5])" office:value-type="float" office:value="1.1974" calcext:value-type="float">
            <text:p>1,1974</text:p>
          </table:table-cell>
          <table:table-cell table:formula="of:=([.GD2]-[.GD5])" office:value-type="float" office:value="0.432099999999998" calcext:value-type="float">
            <text:p>0,432099999999998</text:p>
          </table:table-cell>
          <table:table-cell table:formula="of:=([.GE2]-[.GE5])" office:value-type="float" office:value="0.442599999999999" calcext:value-type="float">
            <text:p>0,442599999999999</text:p>
          </table:table-cell>
          <table:table-cell table:formula="of:=([.GF2]-[.GF5])" office:value-type="float" office:value="1.1326" calcext:value-type="float">
            <text:p>1,1326</text:p>
          </table:table-cell>
          <table:table-cell table:formula="of:=([.GG2]-[.GG5])" office:value-type="float" office:value="0.399199999999993" calcext:value-type="float">
            <text:p>0,399199999999993</text:p>
          </table:table-cell>
          <table:table-cell table:formula="of:=([.GH2]-[.GH5])" office:value-type="float" office:value="1.13379999999999" calcext:value-type="float">
            <text:p>1,13379999999999</text:p>
          </table:table-cell>
          <table:table-cell table:formula="of:=([.GI2]-[.GI5])" office:value-type="float" office:value="0.224000000000004" calcext:value-type="float">
            <text:p>0,224000000000004</text:p>
          </table:table-cell>
          <table:table-cell table:formula="of:=([.GJ2]-[.GJ5])" office:value-type="float" office:value="0.552000000000007" calcext:value-type="float">
            <text:p>0,552000000000007</text:p>
          </table:table-cell>
          <table:table-cell table:formula="of:=([.GK2]-[.GK5])" office:value-type="float" office:value="0" calcext:value-type="float">
            <text:p>0</text:p>
          </table:table-cell>
          <table:table-cell table:formula="of:=([.GL2]-[.GL5])" office:value-type="float" office:value="0.448000000000008" calcext:value-type="float">
            <text:p>0,448000000000008</text:p>
          </table:table-cell>
          <table:table-cell table:formula="of:=([.GM2]-[.GM5])" office:value-type="float" office:value="0.77600000000001" calcext:value-type="float">
            <text:p>0,77600000000001</text:p>
          </table:table-cell>
          <table:table-cell table:formula="of:=([.GN2]-[.GN5])" office:value-type="float" office:value="-0.133999999999986" calcext:value-type="float">
            <text:p>-0,133999999999986</text:p>
          </table:table-cell>
          <table:table-cell table:formula="of:=([.GO2]-[.GO5])" office:value-type="float" office:value="0.600999999999999" calcext:value-type="float">
            <text:p>0,600999999999999</text:p>
          </table:table-cell>
          <table:table-cell table:formula="of:=([.GP2]-[.GP5])" office:value-type="float" office:value="-0.13300000000001" calcext:value-type="float">
            <text:p>-0,13300000000001</text:p>
          </table:table-cell>
          <table:table-cell table:formula="of:=([.GQ2]-[.GQ5])" office:value-type="float" office:value="0.556999999999988" calcext:value-type="float">
            <text:p>0,556999999999988</text:p>
          </table:table-cell>
          <table:table-cell table:formula="of:=([.GR2]-[.GR5])" office:value-type="float" office:value="0.568000000000012" calcext:value-type="float">
            <text:p>0,568000000000012</text:p>
          </table:table-cell>
          <table:table-cell table:formula="of:=([.GS2]-[.GS5])" office:value-type="float" office:value="-0.197000000000003" calcext:value-type="float">
            <text:p>-0,197000000000003</text:p>
          </table:table-cell>
          <table:table-cell table:formula="of:=([.GT2]-[.GT5])" office:value-type="float" office:value="0.171999999999997" calcext:value-type="float">
            <text:p>0,171999999999997</text:p>
          </table:table-cell>
          <table:table-cell table:formula="of:=([.GU2]-[.GU5])" office:value-type="float" office:value="-0.402999999999992" calcext:value-type="float">
            <text:p>-0,402999999999992</text:p>
          </table:table-cell>
          <table:table-cell table:formula="of:=([.GV2]-[.GV5])" office:value-type="float" office:value="0.00399999999999068" calcext:value-type="float">
            <text:p>0,003999999999991</text:p>
          </table:table-cell>
          <table:table-cell table:formula="of:=([.GW2]-[.GW5])" office:value-type="float" office:value="0.332999999999998" calcext:value-type="float">
            <text:p>0,332999999999998</text:p>
          </table:table-cell>
          <table:table-cell table:formula="of:=([.GX2]-[.GX5])" office:value-type="float" office:value="-0.468999999999994" calcext:value-type="float">
            <text:p>-0,468999999999994</text:p>
          </table:table-cell>
          <table:table-cell table:formula="of:=([.GY2]-[.GY5])" office:value-type="float" office:value="-0.439999999999998" calcext:value-type="float">
            <text:p>-0,439999999999998</text:p>
          </table:table-cell>
          <table:table-cell table:formula="of:=([.GZ2]-[.GZ5])" office:value-type="float" office:value="0.388000000000005" calcext:value-type="float">
            <text:p>0,388000000000005</text:p>
          </table:table-cell>
          <table:table-cell table:formula="of:=([.HA2]-[.HA5])" office:value-type="float" office:value="0" calcext:value-type="float">
            <text:p>0</text:p>
          </table:table-cell>
          <table:table-cell table:formula="of:=([.HB2]-[.HB5])" office:value-type="float" office:value="0.388000000000005" calcext:value-type="float">
            <text:p>0,388000000000005</text:p>
          </table:table-cell>
          <table:table-cell table:formula="of:=([.HC2]-[.HC5])" office:value-type="float" office:value="-0.439999999999998" calcext:value-type="float">
            <text:p>-0,439999999999998</text:p>
          </table:table-cell>
          <table:table-cell table:formula="of:=([.HD2]-[.HD5])" office:value-type="float" office:value="-0.468999999999994" calcext:value-type="float">
            <text:p>-0,468999999999994</text:p>
          </table:table-cell>
          <table:table-cell table:formula="of:=([.HE2]-[.HE5])" office:value-type="float" office:value="0.332999999999998" calcext:value-type="float">
            <text:p>0,332999999999998</text:p>
          </table:table-cell>
          <table:table-cell table:formula="of:=([.HF2]-[.HF5])" office:value-type="float" office:value="0.00399999999999068" calcext:value-type="float">
            <text:p>0,003999999999991</text:p>
          </table:table-cell>
          <table:table-cell table:formula="of:=([.HG2]-[.HG5])" office:value-type="float" office:value="-0.402999999999992" calcext:value-type="float">
            <text:p>-0,402999999999992</text:p>
          </table:table-cell>
          <table:table-cell table:formula="of:=([.HH2]-[.HH5])" office:value-type="float" office:value="0.171999999999997" calcext:value-type="float">
            <text:p>0,171999999999997</text:p>
          </table:table-cell>
          <table:table-cell table:formula="of:=([.HI2]-[.HI5])" office:value-type="float" office:value="-0.197000000000003" calcext:value-type="float">
            <text:p>-0,197000000000003</text:p>
          </table:table-cell>
          <table:table-cell table:formula="of:=([.HJ2]-[.HJ5])" office:value-type="float" office:value="0.568000000000012" calcext:value-type="float">
            <text:p>0,568000000000012</text:p>
          </table:table-cell>
          <table:table-cell table:formula="of:=([.HK2]-[.HK5])" office:value-type="float" office:value="0.556999999999988" calcext:value-type="float">
            <text:p>0,556999999999988</text:p>
          </table:table-cell>
          <table:table-cell table:formula="of:=([.HL2]-[.HL5])" office:value-type="float" office:value="-0.13300000000001" calcext:value-type="float">
            <text:p>-0,13300000000001</text:p>
          </table:table-cell>
          <table:table-cell table:formula="of:=([.HM2]-[.HM5])" office:value-type="float" office:value="0.600999999999999" calcext:value-type="float">
            <text:p>0,600999999999999</text:p>
          </table:table-cell>
          <table:table-cell table:formula="of:=([.HN2]-[.HN5])" office:value-type="float" office:value="-0.133999999999986" calcext:value-type="float">
            <text:p>-0,133999999999986</text:p>
          </table:table-cell>
          <table:table-cell table:formula="of:=([.HO2]-[.HO5])" office:value-type="float" office:value="0.77600000000001" calcext:value-type="float">
            <text:p>0,77600000000001</text:p>
          </table:table-cell>
          <table:table-cell table:formula="of:=([.HP2]-[.HP5])" office:value-type="float" office:value="0.448000000000008" calcext:value-type="float">
            <text:p>0,448000000000008</text:p>
          </table:table-cell>
          <table:table-cell table:formula="of:=([.HQ2]-[.HQ5])" office:value-type="float" office:value="0" calcext:value-type="float">
            <text:p>0</text:p>
          </table:table-cell>
          <table:table-cell table:formula="of:=([.HR2]-[.HR5])" office:value-type="float" office:value="0.552000000000007" calcext:value-type="float">
            <text:p>0,552000000000007</text:p>
          </table:table-cell>
          <table:table-cell table:formula="of:=([.HS2]-[.HS5])" office:value-type="float" office:value="0.224000000000004" calcext:value-type="float">
            <text:p>0,224000000000004</text:p>
          </table:table-cell>
          <table:table-cell table:formula="of:=([.HT2]-[.HT5])" office:value-type="float" office:value="1.13379999999999" calcext:value-type="float">
            <text:p>1,13379999999999</text:p>
          </table:table-cell>
          <table:table-cell table:formula="of:=([.HU2]-[.HU5])" office:value-type="float" office:value="0.399199999999993" calcext:value-type="float">
            <text:p>0,399199999999993</text:p>
          </table:table-cell>
          <table:table-cell table:formula="of:=([.HV2]-[.HV5])" office:value-type="float" office:value="1.1326" calcext:value-type="float">
            <text:p>1,1326</text:p>
          </table:table-cell>
          <table:table-cell table:formula="of:=([.HW2]-[.HW5])" office:value-type="float" office:value="0.442599999999999" calcext:value-type="float">
            <text:p>0,442599999999999</text:p>
          </table:table-cell>
          <table:table-cell table:formula="of:=([.HX2]-[.HX5])" office:value-type="float" office:value="0.432099999999998" calcext:value-type="float">
            <text:p>0,432099999999998</text:p>
          </table:table-cell>
          <table:table-cell table:formula="of:=([.HY2]-[.HY5])" office:value-type="float" office:value="1.1974" calcext:value-type="float">
            <text:p>1,1974</text:p>
          </table:table-cell>
          <table:table-cell table:formula="of:=([.HZ2]-[.HZ5])" office:value-type="float" office:value="0.8277" calcext:value-type="float">
            <text:p>0,8277</text:p>
          </table:table-cell>
          <table:table-cell table:formula="of:=([.IA2]-[.IA5])" office:value-type="float" office:value="1.4034" calcext:value-type="float">
            <text:p>1,4034</text:p>
          </table:table-cell>
          <table:table-cell table:formula="of:=([.IB2]-[.IB5])" office:value-type="float" office:value="0.996" calcext:value-type="float">
            <text:p>0,996</text:p>
          </table:table-cell>
          <table:table-cell table:formula="of:=([.IC2]-[.IC5])" office:value-type="float" office:value="0.667300000000001" calcext:value-type="float">
            <text:p>0,667300000000001</text:p>
          </table:table-cell>
          <table:table-cell table:formula="of:=([.ID2]-[.ID5])" office:value-type="float" office:value="1.46858" calcext:value-type="float">
            <text:p>1,46858</text:p>
          </table:table-cell>
          <table:table-cell table:formula="of:=([.IE2]-[.IE5])" office:value-type="float" office:value="1.44027" calcext:value-type="float">
            <text:p>1,44027</text:p>
          </table:table-cell>
          <table:table-cell table:formula="of:=([.IF2]-[.IF5])" office:value-type="float" office:value="0.61154" calcext:value-type="float">
            <text:p>0,61154</text:p>
          </table:table-cell>
          <table:table-cell table:formula="of:=([.IG2]-[.IG5])" office:value-type="float" office:value="1" calcext:value-type="float">
            <text:p>1</text:p>
          </table:table-cell>
          <table:table-cell table:formula="of:=([.IH2]-[.IH5])" office:value-type="float" office:value="0.61154" calcext:value-type="float">
            <text:p>0,61154</text:p>
          </table:table-cell>
          <table:table-cell table:formula="of:=([.II2]-[.II5])" office:value-type="float" office:value="1.44027" calcext:value-type="float">
            <text:p>1,44027</text:p>
          </table:table-cell>
          <table:table-cell table:formula="of:=([.IJ2]-[.IJ5])" office:value-type="float" office:value="1.46858" calcext:value-type="float">
            <text:p>1,46858</text:p>
          </table:table-cell>
          <table:table-cell table:formula="of:=([.IK2]-[.IK5])" office:value-type="float" office:value="0.667300000000001" calcext:value-type="float">
            <text:p>0,667300000000001</text:p>
          </table:table-cell>
          <table:table-cell table:formula="of:=([.IL2]-[.IL5])" office:value-type="float" office:value="0.996" calcext:value-type="float">
            <text:p>0,996</text:p>
          </table:table-cell>
          <table:table-cell table:formula="of:=([.IM2]-[.IM5])" office:value-type="float" office:value="1.4034" calcext:value-type="float">
            <text:p>1,4034</text:p>
          </table:table-cell>
          <table:table-cell table:formula="of:=([.IN2]-[.IN5])" office:value-type="float" office:value="0.8277" calcext:value-type="float">
            <text:p>0,8277</text:p>
          </table:table-cell>
          <table:table-cell table:formula="of:=([.IO2]-[.IO5])" office:value-type="float" office:value="1.1974" calcext:value-type="float">
            <text:p>1,1974</text:p>
          </table:table-cell>
          <table:table-cell table:formula="of:=([.IP2]-[.IP5])" office:value-type="float" office:value="0.432099999999998" calcext:value-type="float">
            <text:p>0,432099999999998</text:p>
          </table:table-cell>
          <table:table-cell table:formula="of:=([.IQ2]-[.IQ5])" office:value-type="float" office:value="0.442599999999999" calcext:value-type="float">
            <text:p>0,442599999999999</text:p>
          </table:table-cell>
          <table:table-cell table:formula="of:=([.IR2]-[.IR5])" office:value-type="float" office:value="1.1326" calcext:value-type="float">
            <text:p>1,1326</text:p>
          </table:table-cell>
          <table:table-cell table:formula="of:=([.IS2]-[.IS5])" office:value-type="float" office:value="0.399199999999993" calcext:value-type="float">
            <text:p>0,399199999999993</text:p>
          </table:table-cell>
          <table:table-cell table:formula="of:=([.IT2]-[.IT5])" office:value-type="float" office:value="1.13379999999999" calcext:value-type="float">
            <text:p>1,13379999999999</text:p>
          </table:table-cell>
          <table:table-cell table:formula="of:=([.IU2]-[.IU5])" office:value-type="float" office:value="0.224000000000004" calcext:value-type="float">
            <text:p>0,224000000000004</text:p>
          </table:table-cell>
          <table:table-cell table:formula="of:=([.IV2]-[.IV5])" office:value-type="float" office:value="0.552000000000007" calcext:value-type="float">
            <text:p>0,552000000000007</text:p>
          </table:table-cell>
          <table:table-cell table:formula="of:=([.IW2]-[.IW5])" office:value-type="float" office:value="0" calcext:value-type="float">
            <text:p>0</text:p>
          </table:table-cell>
          <table:table-cell table:formula="of:=([.IX2]-[.IX5])" office:value-type="float" office:value="0" calcext:value-type="float">
            <text:p>0</text:p>
          </table:table-cell>
          <table:table-cell table:formula="of:=([.IY2]-[.IY5])" office:value-type="float" office:value="0" calcext:value-type="float">
            <text:p>0</text:p>
          </table:table-cell>
          <table:table-cell table:formula="of:=([.IZ2]-[.IZ5])" office:value-type="float" office:value="0" calcext:value-type="float">
            <text:p>0</text:p>
          </table:table-cell>
          <table:table-cell table:formula="of:=([.JA2]-[.JA5])" office:value-type="float" office:value="0" calcext:value-type="float">
            <text:p>0</text:p>
          </table:table-cell>
          <table:table-cell table:formula="of:=([.JB2]-[.JB5])" office:value-type="float" office:value="0" calcext:value-type="float">
            <text:p>0</text:p>
          </table:table-cell>
          <table:table-cell table:formula="of:=([.JC2]-[.JC5])" office:value-type="float" office:value="0" calcext:value-type="float">
            <text:p>0</text:p>
          </table:table-cell>
          <table:table-cell table:formula="of:=([.JD2]-[.JD5])" office:value-type="float" office:value="0" calcext:value-type="float">
            <text:p>0</text:p>
          </table:table-cell>
          <table:table-cell table:formula="of:=([.JE2]-[.JE5])" office:value-type="float" office:value="0" calcext:value-type="float">
            <text:p>0</text:p>
          </table:table-cell>
          <table:table-cell table:formula="of:=([.JF2]-[.JF5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25T21:55:55.169346628</dc:date>
    <meta:editing-duration>PT2M24S</meta:editing-duration>
    <meta:editing-cycles>2</meta:editing-cycles>
    <meta:generator>LibreOffice/6.4.7.2$Linux_X86_64 LibreOffice_project/40$Build-2</meta:generator>
    <meta:document-statistic meta:table-count="1" meta:cell-count="781" meta:object-count="1"/>
  </office:meta>
</office:document-meta>
</file>

<file path=Object 1/content.xml><?xml version="1.0" encoding="utf-8"?>
<math xmlns="http://www.w3.org/1998/Math/MathML" display="block"/>
</file>